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anklinGothic-Medium" svg:font-family="FranklinGothic-Medium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968b5" officeooo:paragraph-rsid="001968b5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normal" officeooo:rsid="001968b5" officeooo:paragraph-rsid="001968b5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44d33" officeooo:paragraph-rsid="001a890d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27e785" officeooo:paragraph-rsid="0027e785" style:font-size-asian="14pt" style:font-weight-asian="bold" style:font-size-complex="14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a890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normal" officeooo:rsid="001968b5" officeooo:paragraph-rsid="001968b5" style:font-name-asian="Calibri" style:font-size-asian="14pt" style:language-asian="ru" style:country-asian="RU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13.501cm" fo:margin-right="0cm" fo:line-height="150%" fo:text-align="start" style:justify-single-word="false" fo:text-indent="0cm" style:auto-text-indent="false" style:page-number="auto" fo:background-color="transparent"/>
      <style:text-properties fo:font-size="14pt" fo:font-weight="normal" officeooo:rsid="001968b5" officeooo:paragraph-rsid="001968b5" style:font-name-asian="Calibri" style:font-size-asian="14pt" style:language-asian="ru" style:country-asian="RU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13.501cm" fo:margin-right="0cm" fo:line-height="150%" fo:text-align="start" style:justify-single-word="false" fo:text-indent="0cm" style:auto-text-indent="false" fo:background-color="transparent"/>
      <style:text-properties fo:font-size="14pt" fo:font-weight="normal" officeooo:rsid="001968b5" officeooo:paragraph-rsid="001968b5" style:font-name-asian="Calibri" style:font-size-asian="14pt" style:language-asian="ru" style:country-asian="RU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a890d" style:font-name-asian="Calibri" style:font-size-asian="14pt" style:language-asian="ru" style:country-asian="RU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3b4fa1" officeooo:paragraph-rsid="003b4fa1" style:font-name-asian="Calibri" style:font-size-asian="14pt" style:language-asian="ru" style:country-asian="RU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3e1650" officeooo:paragraph-rsid="003e1650" style:font-name-asian="Calibri" style:font-size-asian="14pt" style:language-asian="ru" style:country-asian="RU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27e785" officeooo:paragraph-rsid="0027e785" style:font-name-asian="FranklinGothic-Medium" style:font-size-asian="14pt" style:language-asian="en" style:country-asian="US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normal" officeooo:rsid="003396d0" officeooo:paragraph-rsid="003396d0" style:font-name-asian="FranklinGothic-Medium" style:font-size-asian="14pt" style:language-asian="en" style:country-asian="US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reak-before="page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a890d" style:font-name-asian="Calibri" style:font-size-asian="14pt" style:language-asian="ru" style:country-asian="RU" style:font-weight-asian="normal" style:font-size-complex="14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3916f6" officeooo:paragraph-rsid="003916f6" style:font-name-asian="FranklinGothic-Medium" style:font-size-asian="14pt" style:language-asian="en" style:country-asian="US" style:font-weight-asian="normal" style:font-size-complex="14pt" style:font-weight-complex="normal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21" style:family="paragraph">
      <loext:graphic-properties draw:fill-color="#ccf4c6"/>
      <style:paragraph-properties fo:text-align="center" style:writing-mode="lr-tb"/>
      <style:text-properties fo:font-size="8pt" style:font-size-asian="8pt" style:font-size-complex="8pt"/>
    </style:style>
    <style:style style:name="P22" style:family="paragraph">
      <loext:graphic-properties draw:fill-color="#aadcf7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language-asian="ru" style:country-asian="RU"/>
    </style:style>
    <style:style style:name="T3" style:family="text">
      <style:text-properties fo:font-weight="normal" style:font-name-asian="Calibri" style:language-asian="ru" style:country-asian="RU" style:font-weight-asian="normal" style:font-weight-complex="normal"/>
    </style:style>
    <style:style style:name="T4" style:family="text">
      <style:text-properties fo:font-weight="normal" officeooo:rsid="00190c04" style:font-name-asian="Calibri" style:language-asian="ru" style:country-asian="RU" style:font-weight-asian="normal" style:font-weight-complex="normal"/>
    </style:style>
    <style:style style:name="T5" style:family="text">
      <style:text-properties fo:font-weight="normal" officeooo:rsid="00192f65" style:font-name-asian="Calibri" style:language-asian="ru" style:country-asian="RU" style:font-weight-asian="normal" style:font-weight-complex="normal"/>
    </style:style>
    <style:style style:name="T6" style:family="text">
      <style:text-properties fo:font-weight="normal" style:font-name-asian="FranklinGothic-Medium" style:language-asian="en" style:country-asian="US" style:font-weight-asian="normal" style:font-weight-complex="normal"/>
    </style:style>
    <style:style style:name="T7" style:family="text">
      <style:text-properties fo:font-weight="bold" style:font-name-asian="Calibri" style:font-weight-asian="bold" style:font-weight-complex="bold"/>
    </style:style>
    <style:style style:name="T8" style:family="text">
      <style:text-properties fo:font-weight="bold" officeooo:rsid="00222605" style:font-name-asian="Calibri" style:font-weight-asian="bold" style:font-weight-complex="bold"/>
    </style:style>
    <style:style style:name="T9" style:family="text">
      <style:text-properties officeooo:rsid="003abd8d"/>
    </style:style>
    <style:style style:name="T10" style:family="text">
      <style:text-properties officeooo:rsid="003b4fa1"/>
    </style:style>
    <style:style style:name="T11" style:family="text">
      <style:text-properties officeooo:rsid="003c54f5"/>
    </style:style>
    <style:style style:name="T12" style:family="text">
      <style:text-properties officeooo:rsid="003dd313"/>
    </style:style>
    <style:style style:name="T13" style:family="text">
      <style:text-properties officeooo:rsid="003f35b7"/>
    </style:style>
    <style:style style:name="T14" style:family="text">
      <style:text-properties officeooo:rsid="0040d3c2"/>
    </style:style>
    <style:style style:name="T15" style:family="text">
      <style:text-properties fo:font-size="8pt" style:font-size-asian="8pt" style:font-size-complex="8pt"/>
    </style:style>
    <style:style style:name="gr1" style:family="graphic">
      <style:graphic-properties svg:stroke-width="0.049cm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505cm" fo:min-width="2.49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1.131cm" fo:min-width="2.6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573cm" fo:min-width="2.86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483cm" fo:min-width="3.34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533cm" fo:min-width="3.3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579cm" fo:min-width="1.72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49cm" draw:marker-start-width="0.427cm" draw:marker-end-width="0.427cm" draw:fill-color="#ffffff" draw:textarea-horizontal-align="justify" draw:textarea-vertical-align="middle" draw:auto-grow-height="false" fo:min-height="0.577cm" fo:min-width="1.90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49cm" svg:stroke-color="#92e285" draw:marker-start-width="0.427cm" draw:marker-end-width="0.427cm" draw:fill-color="#ccf4c6" draw:textarea-horizontal-align="justify" draw:textarea-vertical-align="middle" draw:auto-grow-height="false" fo:min-height="1.914cm" fo:min-width="3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049cm" svg:stroke-color="#63bbee" draw:marker-start-width="0.427cm" draw:marker-end-width="0.427cm" draw:fill-color="#aadcf7" draw:textarea-horizontal-align="justify" draw:textarea-vertical-align="middle" draw:auto-grow-height="false" fo:min-height="1.104cm" fo:min-width="3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4</text:p>
      <text:p text:style-name="P2">«<text:span text:style-name="T2">Разработка структурной и функциональной схем ПО»</text:span></text:p>
      <text:p text:style-name="P6"/>
      <text:p text:style-name="P7">Выполнил:</text:p>
      <text:p text:style-name="P8">Стенин Михаил</text:p>
      <text:p text:style-name="P8">Группа 22-29</text:p>
      <text:p text:style-name="P8"/>
      <text:p text:style-name="P5"><text:span text:style-name="T8">Темя курсовой работы</text:span><text:span text:style-name="T7">:</text:span><text:span text:style-name="T1"> Автоматизация деятельности анимационной студии</text:span></text:p>
      <text:p text:style-name="P3"><text:span text:style-name="T2">Краткое описание: </text:span><text:span text:style-name="T3">Объектом автоматизации является анимационная студия </text:span><text:span text:style-name="T4">«Mold Studio»</text:span><text:span text:style-name="T3"> с направлением в 3D, занимающаяся как проектами на заказ, так и собственными коммерческими проектами </text:span><text:span text:style-name="T5">в области игровой разработки</text:span><text:span text:style-name="T3">.</text:span></text:p>
      <text:p text:style-name="P9"/>
      <text:p text:style-name="P14"><draw:custom-shape text:anchor-type="paragraph" draw:z-index="7" draw:name="Фигура1_1" draw:style-name="gr15" draw:text-style-name="P22" svg:width="3.8cm" svg:height="1.154cm" svg:x="5.997cm" svg:y="0.363cm"><text:p text:style-name="P18"><text:span text:style-name="T15">Приложение «AniRoot»</text:span></text:p><draw:enhanced-geometry svg:viewBox="0 0 21600 21600" draw:type="rectangle" draw:enhanced-path="M 0 0 L 21600 0 21600 21600 0 21600 0 0 Z N"/></draw:custom-shape></text:p>
      <text:p text:style-name="P9"><draw:line text:anchor-type="paragraph" draw:z-index="3" draw:name="Фигура4" draw:style-name="gr2" draw:text-style-name="P17" svg:x1="7.634cm" svg:y1="0.561cm" svg:x2="12.793cm" svg:y2="2.743cm"><text:p/></draw:line></text:p>
      <text:p text:style-name="P9"><draw:line text:anchor-type="paragraph" draw:z-index="5" draw:name="Фигура2" draw:style-name="gr2" draw:text-style-name="P17" svg:x1="7.707cm" svg:y1="-0.187cm" svg:x2="2.586cm" svg:y2="1.743cm"><text:p/></draw:line><draw:line text:anchor-type="paragraph" draw:z-index="4" draw:name="Фигура3" draw:style-name="gr2" draw:text-style-name="P17" svg:x1="7.795cm" svg:y1="-0.236cm" svg:x2="7.795cm" svg:y2="1.814cm"><text:p/></draw:line></text:p>
      <text:p text:style-name="P9"/>
      <text:p text:style-name="P9"><draw:custom-shape text:anchor-type="paragraph" draw:z-index="6" draw:name="Фигура1_0" draw:style-name="gr14" draw:text-style-name="P21" svg:width="3.8cm" svg:height="1.964cm" svg:x="0.838cm" svg:y="0.039cm"><text:p text:style-name="P18"><text:span text:style-name="T15">Обработка</text:span></text:p><text:p text:style-name="P18"><text:span text:style-name="T15">Первичных</text:span></text:p><text:p text:style-name="P18"><text:span text:style-name="T15">документов</text:span></text:p><draw:enhanced-geometry svg:viewBox="0 0 21600 21600" draw:type="rectangle" draw:enhanced-path="M 0 0 L 21600 0 21600 21600 0 21600 0 0 Z N"/></draw:custom-shape><draw:custom-shape text:anchor-type="paragraph" draw:z-index="9" draw:name="Фигура1_3" draw:style-name="gr14" draw:text-style-name="P21" svg:width="3.8cm" svg:height="1.964cm" svg:x="10.705cm" svg:y="0.039cm"><text:p text:style-name="P18"><text:span text:style-name="T15">Сервисные</text:span></text:p><text:p text:style-name="P18"><text:span text:style-name="T15">функции</text:span></text:p><draw:enhanced-geometry svg:viewBox="0 0 21600 21600" draw:type="rectangle" draw:enhanced-path="M 0 0 L 21600 0 21600 21600 0 21600 0 0 Z N"/></draw:custom-shape><draw:custom-shape text:anchor-type="paragraph" draw:z-index="8" draw:name="Фигура1_2" draw:style-name="gr14" draw:text-style-name="P21" svg:width="3.8cm" svg:height="1.964cm" svg:x="5.771cm" svg:y="0.039cm"><text:p text:style-name="P18"><text:span text:style-name="T15">Формирование</text:span></text:p><text:p text:style-name="P18"><text:span text:style-name="T15">отчетов</text:span></text:p><draw:enhanced-geometry svg:viewBox="0 0 21600 21600" draw:type="rectangle" draw:enhanced-path="M 0 0 L 21600 0 21600 21600 0 21600 0 0 Z N"/></draw:custom-shape></text:p>
      <text:p text:style-name="P9"/>
      <text:p text:style-name="P9"><draw:line text:anchor-type="paragraph" draw:z-index="2" draw:name="Фигура5" draw:style-name="gr2" draw:text-style-name="P17" svg:x1="3.484cm" svg:y1="0.002cm" svg:x2="3.484cm" svg:y2="3.327cm"><text:p/></draw:line><draw:line text:anchor-type="paragraph" draw:z-index="1" draw:name="Фигура5_0" draw:style-name="gr2" draw:text-style-name="P17" svg:x1="8.569cm" svg:y1="-0.044cm" svg:x2="8.569cm" svg:y2="4.623cm"><text:p/></draw:line><draw:line text:anchor-type="paragraph" draw:z-index="0" draw:name="Фигура5_1" draw:style-name="gr2" draw:text-style-name="P17" svg:x1="14.009cm" svg:y1="-0.213cm" svg:x2="14.009cm" svg:y2="2.544cm"><text:p/></draw:line></text:p>
      <text:p text:style-name="P9"><draw:frame text:anchor-type="paragraph" draw:z-index="10" draw:name="Фигура6" draw:style-name="gr13" draw:text-style-name="P20" svg:width="2.269cm" svg:height="0.981cm" svg:x="0.044cm" svg:y="-0.141cm"><draw:text-box><text:p text:style-name="P17"><text:span text:style-name="T15">Прием</text:span></text:p><text:p text:style-name="P17"><text:span text:style-name="T15">материалов</text:span></text:p><text:p text:style-name="P17"><text:span text:style-name="T15"/></text:p></draw:text-box></draw:frame><draw:frame text:anchor-type="paragraph" draw:z-index="16" draw:name="Фигура6_2" draw:style-name="gr12" draw:text-style-name="P20" svg:width="2.269cm" svg:height="0.655cm" svg:x="5.089cm" svg:y="0.369cm"><draw:text-box><text:p text:style-name="P17"><text:span text:style-name="T15">Оборотная</text:span></text:p><text:p text:style-name="P17"><text:span text:style-name="T15">ведомость</text:span></text:p></draw:text-box></draw:frame><draw:frame text:anchor-type="paragraph" draw:z-index="22" draw:name="Фигура6_5" draw:style-name="gr12" draw:text-style-name="P20" svg:width="2.269cm" svg:height="0.655cm" svg:x="10.345cm" svg:y="0.295cm"><draw:text-box><text:p text:style-name="P17"><text:span text:style-name="T15">Настройка </text:span><text:span text:style-name="T15">системы</text:span></text:p></draw:text-box></draw:frame><draw:line text:anchor-type="paragraph" draw:z-index="13" draw:name="Фигура7" draw:style-name="gr2" draw:text-style-name="P17" svg:x1="2.161cm" svg:y1="0.206cm" svg:x2="3.484cm" svg:y2="0.206cm"><text:p/></draw:line></text:p>
      <text:p text:style-name="P9"><draw:line text:anchor-type="paragraph" draw:z-index="21" draw:name="Фигура7_4" draw:style-name="gr2" draw:text-style-name="P17" svg:x1="7.246cm" svg:y1="-0.141cm" svg:x2="8.569cm" svg:y2="-0.141cm"><text:p/></draw:line><draw:line text:anchor-type="paragraph" draw:z-index="24" draw:name="Фигура7_5" draw:style-name="gr2" draw:text-style-name="P17" svg:x1="12.686cm" svg:y1="-0.161cm" svg:x2="14.009cm" svg:y2="-0.161cm"><text:p/></draw:line><draw:frame text:anchor-type="paragraph" draw:z-index="11" draw:name="Фигура6_0" draw:style-name="gr12" draw:text-style-name="P20" svg:width="2.269cm" svg:height="0.655cm" svg:x="-0.032cm" svg:y="0.129cm"><draw:text-box><text:p text:style-name="P17"><text:span text:style-name="T15">О</text:span><text:span text:style-name="T15">ф</text:span><text:span text:style-name="T15">о</text:span><text:span text:style-name="T15">р</text:span><text:span text:style-name="T15">м</text:span><text:span text:style-name="T15">л</text:span><text:span text:style-name="T15">е</text:span><text:span text:style-name="T15">н</text:span><text:span text:style-name="T15">и</text:span><text:span text:style-name="T15">е</text:span></text:p><text:p text:style-name="P17"><text:span text:style-name="T15">з</text:span><text:span text:style-name="T15">а</text:span><text:span text:style-name="T15">к</text:span><text:span text:style-name="T15">а</text:span><text:span text:style-name="T15">з</text:span><text:span text:style-name="T15">а</text:span></text:p></draw:text-box></draw:frame><draw:line text:anchor-type="paragraph" draw:z-index="14" draw:name="Фигура7_0" draw:style-name="gr2" draw:text-style-name="P17" svg:x1="2.161cm" svg:y1="0.545cm" svg:x2="3.484cm" svg:y2="0.545cm"><text:p/></draw:line></text:p>
      <text:p text:style-name="P10"><draw:frame text:anchor-type="paragraph" draw:z-index="17" draw:name="Фигура6_3" draw:style-name="gr12" draw:text-style-name="P20" svg:width="2.269cm" svg:height="0.655cm" svg:x="4.978cm" svg:y="0.065cm"><draw:text-box><text:p text:style-name="P17"><text:span text:style-name="T15">К</text:span><text:span text:style-name="T15">а</text:span><text:span text:style-name="T15">р</text:span><text:span text:style-name="T15">т</text:span><text:span text:style-name="T15">о</text:span><text:span text:style-name="T15">ч</text:span><text:span text:style-name="T15">к</text:span><text:span text:style-name="T15">а</text:span></text:p><text:p text:style-name="P17"><text:span text:style-name="T15">у</text:span><text:span text:style-name="T15">с</text:span><text:span text:style-name="T15">л</text:span><text:span text:style-name="T15">у</text:span><text:span text:style-name="T15">г</text:span><text:span text:style-name="T15">и</text:span></text:p></draw:text-box></draw:frame><draw:line text:anchor-type="paragraph" draw:z-index="20" draw:name="Фигура7_3" draw:style-name="gr2" draw:text-style-name="P17" svg:x1="7.246cm" svg:y1="0.423cm" svg:x2="8.569cm" svg:y2="0.423cm"><text:p/></draw:line><draw:frame text:anchor-type="paragraph" draw:z-index="23" draw:name="Фигура6_6" draw:style-name="gr11" draw:text-style-name="P20" svg:width="2.269cm" svg:height="0.329cm" svg:x="10.305cm" svg:y="-0.182cm"><draw:text-box><text:p text:style-name="P17"><text:span text:style-name="T15">К</text:span><text:span text:style-name="T15">а</text:span><text:span text:style-name="T15">л</text:span><text:span text:style-name="T15">е</text:span><text:span text:style-name="T15">н</text:span><text:span text:style-name="T15">д</text:span><text:span text:style-name="T15">а</text:span><text:span text:style-name="T15">р</text:span><text:span text:style-name="T15">ь</text:span></text:p></draw:text-box></draw:frame><draw:line text:anchor-type="paragraph" draw:z-index="25" draw:name="Фигура7_6" draw:style-name="gr2" draw:text-style-name="P17" svg:x1="12.686cm" svg:y1="-0.03cm" svg:x2="14.009cm" svg:y2="-0.03cm"><text:p/></draw:line><draw:frame text:anchor-type="paragraph" draw:z-index="12" draw:name="Фигура6_1" draw:style-name="gr12" draw:text-style-name="P20" svg:width="2.269cm" svg:height="0.655cm" svg:x="-0.051cm" svg:y="0.48cm"><draw:text-box><text:p text:style-name="P17"><text:span text:style-name="T15">А</text:span><text:span text:style-name="T15">к</text:span><text:span text:style-name="T15">т</text:span><text:span text:style-name="T15"> </text:span><text:span text:style-name="T15">п</text:span><text:span text:style-name="T15">р</text:span><text:span text:style-name="T15">и</text:span><text:span text:style-name="T15">е</text:span><text:span text:style-name="T15">м</text:span><text:span text:style-name="T15">к</text:span><text:span text:style-name="T15">и</text:span><text:span text:style-name="T15">-</text:span><text:span text:style-name="T15">с</text:span><text:span text:style-name="T15">д</text:span><text:span text:style-name="T15">а</text:span><text:span text:style-name="T15">ч</text:span><text:span text:style-name="T15">и</text:span></text:p></draw:text-box></draw:frame></text:p>
      <text:p text:style-name="P9"><draw:line text:anchor-type="paragraph" draw:z-index="15" draw:name="Фигура7_1" draw:style-name="gr2" draw:text-style-name="P17" svg:x1="2.161cm" svg:y1="-0.106cm" svg:x2="3.484cm" svg:y2="-0.106cm"><text:p/></draw:line></text:p>
      <text:p text:style-name="P9"><draw:frame text:anchor-type="paragraph" draw:z-index="18" draw:name="Фигура6_4" draw:style-name="gr13" draw:text-style-name="P20" svg:width="2.269cm" svg:height="0.981cm" svg:x="4.958cm" svg:y="-0.224cm"><draw:text-box><text:p text:style-name="P17"><text:span text:style-name="T15">Т</text:span><text:span text:style-name="T15">о</text:span><text:span text:style-name="T15">в</text:span><text:span text:style-name="T15">а</text:span><text:span text:style-name="T15">р</text:span><text:span text:style-name="T15">н</text:span><text:span text:style-name="T15">а</text:span><text:span text:style-name="T15">я</text:span><text:span text:style-name="T15"> </text:span><text:span text:style-name="T15">н</text:span><text:span text:style-name="T15">а</text:span><text:span text:style-name="T15">к</text:span><text:span text:style-name="T15">л</text:span><text:span text:style-name="T15">а</text:span><text:span text:style-name="T15">д</text:span><text:span text:style-name="T15">н</text:span><text:span text:style-name="T15">а</text:span><text:span text:style-name="T15">я</text:span></text:p><text:p text:style-name="P17"><text:span text:style-name="T15">Н</text:span><text:span text:style-name="T15">а</text:span><text:span text:style-name="T15"> </text:span><text:span text:style-name="T15">у</text:span><text:span text:style-name="T15">с</text:span><text:span text:style-name="T15">л</text:span><text:span text:style-name="T15">у</text:span><text:span text:style-name="T15">г</text:span><text:span text:style-name="T15">и</text:span></text:p></draw:text-box></draw:frame><draw:line text:anchor-type="paragraph" draw:z-index="19" draw:name="Фигура7_2" draw:style-name="gr2" draw:text-style-name="P17" svg:x1="7.227cm" svg:y1="0.346cm" svg:x2="8.55cm" svg:y2="0.346cm"><text:p/></draw:line></text:p>
      <text:p text:style-name="P9"/>
      <text:p text:style-name="P4"><text:span text:style-name="T3">Рисунок 1 - <text:s/></text:span><text:span text:style-name="T6">Структурная схема программного обеспечения ООО «Mold Studio»</text:span></text:p>
      <text:p text:style-name="P15">На рисунке 1 представлена структурная схема приложения «<text:span text:style-name="T14">AniRoot</text:span><text:span text:style-name="T11">»</text:span> для ООО «Mold Studio», в свою очередь оно подразделяется на несколько отдельно взятых, взаимосвязанных модулей - «Обработка первичных документов», куда должны поступать исходные данные <text:span text:style-name="T9">об оформляемом заказе, информация о поставляемых для работы материалов, </text:span><text:span text:style-name="T10">а также акт приемки-сдачи готового продукта; «Формирование отчетов», где происходит создание и обработка информации о том, какие услуги предоставляются, в каком размере; «Сервисные функции», куда входят средства для удобного редактирования и манипулирования базой данных, при помощи </text:span><text:span text:style-name="T12">внутренних команд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26" draw:name="Фигура8" draw:style-name="gr5" draw:text-style-name="P19" svg:width="3.14cm" svg:height="0.673cm" svg:x="5.997cm" svg:y="-0.422cm"><text:p text:style-name="P18"><text:span text:style-name="T15">Начало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32" draw:name="Фигура13" draw:style-name="gr1" draw:text-style-name="P17" svg:x1="7.458cm" svg:y1="0.25cm" svg:x2="7.458cm" svg:y2="0.7cm"><text:p/></draw:line><text:soft-page-break/></text:p>
      <text:p text:style-name="P12"><draw:custom-shape text:anchor-type="paragraph" draw:z-index="27" draw:name="Фигура9" draw:style-name="gr10" draw:text-style-name="P19" svg:width="3.208cm" svg:height="0.625cm" svg:x="5.823cm" svg:y="-0.152cm"><text:p text:style-name="P18"><text:span text:style-name="T15">Ввод заказа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1" draw:name="Фигура13_0" draw:style-name="gr1" draw:text-style-name="P17" svg:x1="7.392cm" svg:y1="0.473cm" svg:x2="7.392cm" svg:y2="0.992cm"><text:p/></draw:line></text:p>
      <text:p text:style-name="P12"><draw:custom-shape text:anchor-type="paragraph" draw:z-index="28" draw:name="Фигура10" draw:style-name="gr3" draw:text-style-name="P19" svg:width="3.324cm" svg:height="1.553cm" svg:x="5.754cm" svg:y="0.139cm"><text:p text:style-name="P18"><text:span text:style-name="T15">Проверка</text:span></text:p><text:p text:style-name="P18"><text:span text:style-name="T15">Состояния</text:span></text:p><text:p text:style-name="P18"><text:span text:style-name="T15">Занятости</text:span></text:p><text:p text:style-name="P18"><text:span text:style-name="T15">аниматоров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text:tab/></text:p>
      <text:p text:style-name="P12"/>
      <text:p text:style-name="P12"><draw:line text:anchor-type="paragraph" draw:z-index="42" draw:name="Фигура13_1" draw:style-name="gr1" draw:text-style-name="P16" svg:x1="7.37cm" svg:y1="-0.012cm" svg:x2="7.37cm" svg:y2="0.831cm"><text:p/></draw:line></text:p>
      <text:p text:style-name="P12"><draw:custom-shape text:anchor-type="paragraph" draw:z-index="29" draw:name="Фигура11" draw:style-name="gr9" draw:text-style-name="P19" svg:width="3.541cm" svg:height="1.255cm" svg:x="5.622cm" svg:y="-0.021cm"><text:p text:style-name="P18"><text:span text:style-name="T15">Аниматоры</text:span></text:p><text:p text:style-name="P18"><text:span text:style-name="T15">свободны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30" draw:name="Фигура12" draw:style-name="gr8" draw:text-style-name="P20" svg:width="1.489cm" svg:height="0.461cm" svg:x="2.579cm" svg:y="0.425cm"><draw:text-box><text:p text:style-name="P17"><text:span text:style-name="T15">Д</text:span><text:span text:style-name="T15">а</text:span></text:p></draw:text-box></draw:frame></text:p>
      <text:p text:style-name="P12"><draw:line text:anchor-type="paragraph" draw:z-index="43" draw:name="Фигура16" draw:style-name="gr2" draw:text-style-name="P17" svg:x1="7.361cm" svg:y1="0.332cm" svg:x2="7.361cm" svg:y2="0.914cm"><text:p/></draw:line><draw:line text:anchor-type="paragraph" draw:z-index="50" draw:name="Фигура18" draw:style-name="gr2" draw:text-style-name="P17" svg:x1="5.621cm" svg:y1="-0.256cm" svg:x2="3.815cm" svg:y2="-0.256cm"><text:p/></draw:line><draw:line text:anchor-type="paragraph" draw:z-index="51" draw:name="Фигура13_7" draw:style-name="gr1" draw:text-style-name="P16" svg:x1="3.295cm" svg:y1="0.034cm" svg:x2="3.295cm" svg:y2="1.756cm"><text:p/></draw:line></text:p>
      <text:p text:style-name="P12"><draw:frame text:anchor-type="paragraph" draw:z-index="31" draw:name="Фигура12_0" draw:style-name="gr8" draw:text-style-name="P20" svg:width="1.489cm" svg:height="0.461cm" svg:x="6.63cm" svg:y="0.228cm"><draw:text-box><text:p text:style-name="P17"><text:span text:style-name="T15">Н</text:span><text:span text:style-name="T15">е</text:span><text:span text:style-name="T15">т</text:span></text:p></draw:text-box></draw:frame></text:p>
      <text:p text:style-name="P12"><draw:custom-shape text:anchor-type="paragraph" draw:z-index="33" draw:name="Фигура14" draw:style-name="gr7" draw:text-style-name="P19" svg:width="3.389cm" svg:height="1.01cm" svg:x="5.623cm" svg:y="0.3cm"><text:p text:style-name="P18"><text:span text:style-name="T15">Заказы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39" draw:name="Фигура10_2" draw:style-name="gr3" draw:text-style-name="P19" svg:width="3.324cm" svg:height="1.553cm" svg:x="1.621cm" svg:y="0.051cm"><text:p text:style-name="P18"><text:span text:style-name="T15">Инициирование</text:span></text:p><text:p text:style-name="P18"><text:span text:style-name="T15">заявки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text:anchor-type="paragraph" draw:z-index="44" draw:name="Фигура13_2" draw:style-name="gr1" draw:text-style-name="P16" svg:x1="7.32cm" svg:y1="-0.231cm" svg:x2="7.32cm" svg:y2="0.212cm"><text:p/></draw:line></text:p>
      <text:p text:style-name="P12"><draw:line text:anchor-type="paragraph" draw:z-index="45" draw:name="Фигура13_3" draw:style-name="gr1" draw:text-style-name="P16" svg:x1="7.255cm" svg:y1="0.457cm" svg:x2="7.255cm" svg:y2="1.018cm"><text:p/></draw:line></text:p>
      <text:p text:style-name="P12"><draw:custom-shape text:anchor-type="paragraph" draw:z-index="34" draw:name="Фигура10_0" draw:style-name="gr3" draw:text-style-name="P19" svg:width="3.324cm" svg:height="1.553cm" svg:x="5.556cm" svg:y="0.166cm"><text:p text:style-name="P18"><text:span text:style-name="T15">Формирование</text:span></text:p><text:p text:style-name="P18"><text:span text:style-name="T15">Расходной </text:span></text:p><text:p text:style-name="P18"><text:span text:style-name="T15">накладной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40" draw:name="Фигура10_3" draw:style-name="gr3" draw:text-style-name="P19" svg:width="3.324cm" svg:height="1.553cm" svg:x="1.619cm" svg:y="0.302cm"><text:p text:style-name="P18"><text:span text:style-name="T15">Работа над</text:span></text:p><text:p text:style-name="P18"><text:span text:style-name="T15"><text:s/></text:span><text:span text:style-name="T15">продуктом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text:anchor-type="paragraph" draw:z-index="52" draw:name="Фигура13_8" draw:style-name="gr1" draw:text-style-name="P16" svg:x1="3.21cm" svg:y1="-0.101cm" svg:x2="3.21cm" svg:y2="0.301cm"><text:p/></draw:line></text:p>
      <text:p text:style-name="P12"/>
      <text:p text:style-name="P12"><draw:line text:anchor-type="paragraph" draw:z-index="46" draw:name="Фигура13_4" draw:style-name="gr1" draw:text-style-name="P16" svg:x1="7.32cm" svg:y1="0.014cm" svg:x2="7.32cm" svg:y2="0.697cm"><text:p/></draw:line></text:p>
      <text:p text:style-name="P12"><draw:custom-shape text:anchor-type="paragraph" draw:z-index="35" draw:name="Фигура14_0" draw:style-name="gr6" draw:text-style-name="P19" svg:width="3.389cm" svg:height="1.01cm" svg:x="5.59cm" svg:y="-0.155cm"><text:p text:style-name="P18"><text:span text:style-name="T15">Расходные накладные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/text:p>
      <text:p text:style-name="P12"><draw:line text:anchor-type="paragraph" draw:z-index="47" draw:name="Фигура13_5" draw:style-name="gr1" draw:text-style-name="P16" svg:x1="7.241cm" svg:y1="-0.021cm" svg:x2="7.241cm" svg:y2="0.662cm"><text:p/></draw:line></text:p>
      <text:p text:style-name="P12"><draw:custom-shape text:anchor-type="paragraph" draw:z-index="36" draw:name="Фигура10_1" draw:style-name="gr3" draw:text-style-name="P19" svg:width="3.324cm" svg:height="1.553cm" svg:x="5.54cm" svg:y="-0.191cm"><text:p text:style-name="P18"><text:span text:style-name="T15">Печать</text:span></text:p><text:p text:style-name="P18"><text:span text:style-name="T15">Расходной</text:span></text:p><text:p text:style-name="P18"><text:span text:style-name="T15">накладной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38" draw:name="Фигура15" draw:style-name="gr4" draw:text-style-name="P19" svg:width="2.647cm" svg:height="1.407cm" svg:x="9.574cm" svg:y="-0.123cm"><text:p text:style-name="P18"><text:span text:style-name="T15">Расходная</text:span></text:p><text:p text:style-name="P18"><text:span text:style-name="T15">накладная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line text:anchor-type="paragraph" draw:z-index="49" draw:name="Фигура17" draw:style-name="gr1" draw:text-style-name="P17" svg:x1="8.864cm" svg:y1="0.51cm" svg:x2="9.575cm" svg:y2="0.51cm"><text:p/></draw:line></text:p>
      <text:p text:style-name="P12"><draw:line text:anchor-type="paragraph" draw:z-index="48" draw:name="Фигура13_6" draw:style-name="gr1" draw:text-style-name="P16" svg:x1="7.149cm" svg:y1="0.51cm" svg:x2="7.149cm" svg:y2="1.025cm"><text:p/></draw:line></text:p>
      <text:p text:style-name="P12"><draw:custom-shape text:anchor-type="paragraph" draw:z-index="37" draw:name="Фигура8_0" draw:style-name="gr5" draw:text-style-name="P19" svg:width="3.14cm" svg:height="0.673cm" svg:x="5.54cm" svg:y="0.173cm"><text:p text:style-name="P18"><text:span text:style-name="T15">Конец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12"/>
      <text:p text:style-name="P12"/>
      <text:p text:style-name="P13">Рисунок 2 — Функциональная схема ООО «Mold Studio»</text:p>
      <text:p text:style-name="P11">На рисунке 2 представленная функциональная схема для анимационной студии, которая наглядно показывает процесс взаимодействия компонентов программного обеспечения с <text:s/>описанием информационных потоков, состава данных в потоках и указанием используемых файлов и устройств. <text:span text:style-name="T13">В данном случае указанно как происходит оформление заказа через приложение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anklinGothic-Medium" svg:font-family="FranklinGothic-Medium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10-08T14:42:34.818878552</dc:date>
    <meta:editing-cycles>39</meta:editing-cycles>
    <meta:editing-duration>PT1H27M22S</meta:editing-duration>
    <meta:document-statistic meta:table-count="0" meta:image-count="0" meta:object-count="0" meta:page-count="3" meta:paragraph-count="12" meta:word-count="185" meta:character-count="1479" meta:non-whitespace-character-count="1300"/>
    <meta:user-defined meta:name="Поле 1"/>
    <meta:user-defined meta:name="Поле 2"/>
    <meta:user-defined meta:name="Поле 3"/>
    <meta:user-defined meta:name="Поле 4"/>
  </office:meta>
</office:document-meta>
</file>